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Ref.KeyRef( String namespace , String identityConstraintName , String elemName , UniqueOr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Ref.getRef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Ref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